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" svg:font-family="F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Tabla1" style:family="table">
      <style:table-properties style:width="19.503cm" fo:margin-left="-1.51cm" fo:margin-top="0cm" fo:margin-bottom="0cm" table:align="left" style:writing-mode="lr-tb"/>
    </style:style>
    <style:style style:name="Tabla1.A" style:family="table-column">
      <style:table-column-properties style:column-width="2.574cm"/>
    </style:style>
    <style:style style:name="Tabla1.B" style:family="table-column">
      <style:table-column-properties style:column-width="2.427cm"/>
    </style:style>
    <style:style style:name="Tabla1.C" style:family="table-column">
      <style:table-column-properties style:column-width="2.75cm"/>
    </style:style>
    <style:style style:name="Tabla1.D" style:family="table-column">
      <style:table-column-properties style:column-width="11.753cm"/>
    </style:style>
    <style:style style:name="Tabla1.1" style:family="table-row">
      <style:table-row-properties style:min-row-height="1.799cm" fo:keep-together="auto"/>
    </style:style>
    <style:style style:name="Tabla1.A1" style:family="table-cell">
      <style:table-cell-properties fo:padding-left="0.199cm" fo:padding-right="0.191cm" fo:padding-top="0cm" fo:padding-bottom="0cm" fo:border="0.5pt solid #000000"/>
    </style:style>
    <style:style style:name="Tabla1.2" style:family="table-row">
      <style:table-row-properties fo:keep-together="auto"/>
    </style:style>
    <style:style style:name="Tabla1.3" style:family="table-row">
      <style:table-row-properties style:min-row-height="7.142cm"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1.6" style:family="table-row">
      <style:table-row-properties fo:keep-together="auto"/>
    </style:style>
    <style:style style:name="Tabla1.7" style:family="table-row">
      <style:table-row-properties fo:keep-together="auto"/>
    </style:style>
    <style:style style:name="Tabla1.8" style:family="table-row">
      <style:table-row-properties fo:keep-together="auto"/>
    </style:style>
    <style:style style:name="Tabla1.9" style:family="table-row">
      <style:table-row-properties fo:keep-together="auto"/>
    </style:style>
    <style:style style:name="Tabla1.10" style:family="table-row">
      <style:table-row-properties fo:keep-together="auto"/>
    </style:style>
    <style:style style:name="Tabla1.11" style:family="table-row">
      <style:table-row-properties fo:keep-together="auto"/>
    </style:style>
    <style:style style:name="Tabla1.12" style:family="table-row">
      <style:table-row-properties fo:keep-together="auto"/>
    </style:style>
    <style:style style:name="Tabla1.13" style:family="table-row">
      <style:table-row-properties fo:keep-together="auto"/>
    </style:style>
    <style:style style:name="Tabla1.14" style:family="table-row">
      <style:table-row-properties fo:keep-together="auto"/>
    </style:style>
    <style:style style:name="Tabla1.15" style:family="table-row">
      <style:table-row-properties fo:keep-together="auto"/>
    </style:style>
    <style:style style:name="Tabla1.16" style:family="table-row">
      <style:table-row-properties fo:keep-together="auto"/>
    </style:style>
    <style:style style:name="Tabla1.17" style:family="table-row">
      <style:table-row-properties style:min-row-height="0.515cm" fo:keep-together="auto"/>
    </style:style>
    <style:style style:name="Tabla1.18" style:family="table-row">
      <style:table-row-properties fo:keep-together="auto"/>
    </style:style>
    <style:style style:name="Tabla1.19" style:family="table-row">
      <style:table-row-properties fo:keep-together="auto"/>
    </style:style>
    <style:style style:name="Tabla1.20" style:family="table-row">
      <style:table-row-properties fo:keep-together="auto"/>
    </style:style>
    <style:style style:name="Tabla1.21" style:family="table-row">
      <style:table-row-properties fo:keep-together="auto"/>
    </style:style>
    <style:style style:name="Tabla1.22" style:family="table-row">
      <style:table-row-properties fo:keep-together="auto"/>
    </style:style>
    <style:style style:name="Tabla1.23" style:family="table-row">
      <style:table-row-properties fo:keep-together="auto"/>
    </style:style>
    <style:style style:name="Tabla1.24" style:family="table-row">
      <style:table-row-properties fo:keep-together="auto"/>
    </style:style>
    <style:style style:name="P1" style:family="paragraph" style:parent-style-name="Standard_20__28_user_29_">
      <style:text-properties fo:font-weight="bold" style:font-weight-asian="bold"/>
    </style:style>
    <style:style style:name="P2" style:family="paragraph" style:parent-style-name="Standard_20__28_user_29_">
      <style:text-properties fo:font-size="14pt" fo:font-weight="bold" style:font-size-asian="14pt" style:font-weight-asian="bold"/>
    </style:style>
    <style:style style:name="P3" style:family="paragraph" style:parent-style-name="Standard_20__28_user_29_">
      <style:paragraph-properties fo:margin-top="0cm" fo:margin-bottom="0cm" loext:contextual-spacing="false" fo:line-height="100%"/>
    </style:style>
    <style:style style:name="P4" style:family="paragraph" style:parent-style-name="Standard_20__28_user_29_">
      <style:paragraph-properties fo:margin-top="0cm" fo:margin-bottom="0cm" loext:contextual-spacing="false" fo:line-height="100%"/>
      <style:text-properties style:font-name="Arial" fo:font-size="10pt" fo:font-weight="bold" style:font-size-asian="10pt" style:font-weight-asian="bold" style:font-name-complex="Arial1"/>
    </style:style>
    <style:style style:name="P5" style:family="paragraph" style:parent-style-name="Standard_20__28_user_29_">
      <style:paragraph-properties fo:margin-top="0cm" fo:margin-bottom="0cm" loext:contextual-spacing="false" fo:line-height="100%"/>
      <style:text-properties style:text-underline-style="solid" style:text-underline-width="auto" style:text-underline-color="font-color"/>
    </style:style>
    <style:style style:name="P6" style:family="paragraph" style:parent-style-name="List_20_Paragraph">
      <style:paragraph-properties fo:margin-top="0cm" fo:margin-bottom="0cm" loext:contextual-spacing="false" fo:line-height="100%"/>
    </style:style>
    <style:style style:name="P7" style:family="paragraph" style:parent-style-name="Standard_20__28_user_29_">
      <style:paragraph-properties fo:margin-top="0.494cm" fo:margin-bottom="0.494cm" loext:contextual-spacing="false" fo:line-height="100%"/>
    </style:style>
    <style:style style:name="P8" style:family="paragraph" style:parent-style-name="Heading_20_1" style:master-page-name="Standard">
      <style:paragraph-properties style:page-number="auto"/>
    </style:style>
    <style:style style:name="P9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4pt" fo:font-weight="bold" style:font-size-asian="14pt" style:font-weight-asian="bold"/>
    </style:style>
    <style:style style:name="P10" style:family="paragraph" style:parent-style-name="Standard_20__28_user_29_">
      <style:text-properties fo:font-size="14pt" style:font-size-asian="14pt" style:font-size-complex="14pt"/>
    </style:style>
    <style:style style:name="P11" style:family="paragraph" style:parent-style-name="Standard_20__28_user_29_">
      <style:text-properties fo:font-size="14pt" officeooo:rsid="000aba02" officeooo:paragraph-rsid="000aba02" style:font-size-asian="14pt" style:font-size-complex="14pt"/>
    </style:style>
    <style:style style:name="P12" style:family="paragraph" style:parent-style-name="Standard_20__28_user_29_">
      <style:text-properties fo:font-size="14pt" fo:font-weight="bold" style:font-size-asian="14pt" style:font-weight-asian="bold"/>
    </style:style>
    <style:style style:name="P13" style:family="paragraph" style:parent-style-name="Standard_20__28_user_29_">
      <style:text-properties fo:color="#ff0000" fo:font-size="14pt" style:font-size-asian="14pt"/>
    </style:style>
    <style:style style:name="P14" style:family="paragraph" style:parent-style-name="Standard_20__28_user_29_">
      <style:paragraph-properties fo:margin-top="0cm" fo:margin-bottom="0cm" loext:contextual-spacing="false" fo:line-height="100%"/>
      <style:text-properties style:font-name="Arial" fo:font-size="10pt" fo:font-weight="bold" style:font-size-asian="10pt" style:font-weight-asian="bold" style:font-name-complex="Arial1"/>
    </style:style>
    <style:style style:name="P15" style:family="paragraph" style:parent-style-name="Standard_20__28_user_29_">
      <style:paragraph-properties fo:margin-top="0cm" fo:margin-bottom="0cm" loext:contextual-spacing="false" fo:line-height="100%">
        <style:tab-stops>
          <style:tab-stop style:position="9.312cm"/>
        </style:tab-stops>
      </style:paragraph-properties>
      <style:text-properties style:font-name="Arial" fo:font-size="10pt" fo:font-weight="bold" style:font-size-asian="10pt" style:font-weight-asian="bold" style:font-name-complex="Arial1"/>
    </style:style>
    <style:style style:name="P16" style:family="paragraph" style:parent-style-name="Standard_20__28_user_29_">
      <style:paragraph-properties fo:margin-top="0cm" fo:margin-bottom="0cm" loext:contextual-spacing="false" fo:line-height="100%"/>
      <style:text-properties style:text-underline-style="solid" style:text-underline-width="auto" style:text-underline-color="font-color"/>
    </style:style>
    <style:style style:name="P17" style:family="paragraph" style:parent-style-name="Standard_20__28_user_29_" style:list-style-name="WWNum14">
      <style:paragraph-properties fo:margin-top="0cm" fo:margin-bottom="0cm" loext:contextual-spacing="false" fo:line-height="100%"/>
    </style:style>
    <style:style style:name="P18" style:family="paragraph" style:parent-style-name="Standard_20__28_user_29_" style:list-style-name="WWNum15">
      <style:paragraph-properties fo:margin-top="0cm" fo:margin-bottom="0cm" loext:contextual-spacing="false" fo:line-height="100%"/>
    </style:style>
    <style:style style:name="P19" style:family="paragraph" style:parent-style-name="Standard_20__28_user_29_" style:list-style-name="WWNum20">
      <style:paragraph-properties fo:margin-top="0cm" fo:margin-bottom="0cm" loext:contextual-spacing="false" fo:line-height="100%"/>
    </style:style>
    <style:style style:name="P20" style:family="paragraph" style:parent-style-name="Standard_20__28_user_29_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21" style:family="paragraph" style:parent-style-name="Standard_20__28_user_29_" style:list-style-name="WWNum16">
      <style:paragraph-properties fo:margin-top="0.494cm" fo:margin-bottom="0cm" loext:contextual-spacing="false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22" style:family="paragraph" style:parent-style-name="Standard_20__28_user_29_" style:list-style-name="WWNum18">
      <style:paragraph-properties fo:margin-top="0.494cm" fo:margin-bottom="0cm" loext:contextual-spacing="false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23" style:family="paragraph" style:parent-style-name="Standard_20__28_user_29_" style:list-style-name="WWNum19">
      <style:paragraph-properties fo:margin-top="0.494cm" fo:margin-bottom="0cm" loext:contextual-spacing="false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24" style:family="paragraph" style:parent-style-name="Standard_20__28_user_29_">
      <style:paragraph-properties fo:margin-top="0cm" fo:margin-bottom="0.494cm" loext:contextual-spacing="false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25" style:family="paragraph" style:parent-style-name="Standard_20__28_user_29_">
      <style:paragraph-properties fo:margin-top="0.494cm" fo:margin-bottom="0.494cm" loext:contextual-spacing="false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26" style:family="paragraph" style:parent-style-name="Standard_20__28_user_29_" style:list-style-name="WWNum17">
      <style:paragraph-properties fo:margin-top="0.494cm" fo:margin-bottom="0.494cm" loext:contextual-spacing="false" fo:line-height="100%"/>
    </style:style>
    <style:style style:name="P27" style:family="paragraph" style:parent-style-name="List_20_Paragraph" style:list-style-name="WWNum12"/>
    <style:style style:name="P28" style:family="paragraph" style:parent-style-name="List_20_Paragraph" style:list-style-name="WWNum13">
      <style:paragraph-properties fo:margin-top="0cm" fo:margin-bottom="0cm" loext:contextual-spacing="false" fo:line-height="100%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4pt" style:font-size-asian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000000" fo:font-size="14pt" style:font-size-asian="14pt"/>
    </style:style>
    <style:style style:name="T6" style:family="text">
      <style:text-properties fo:color="#000000" fo:font-size="14pt" officeooo:rsid="00098f86" style:font-size-asian="14pt"/>
    </style:style>
    <style:style style:name="T7" style:family="text">
      <style:text-properties fo:color="#000000" fo:font-size="14pt" fo:font-weight="bold" style:font-size-asian="14pt" style:font-weight-asian="bold"/>
    </style:style>
    <style:style style:name="T8" style:family="text">
      <style:text-properties fo:color="#ff0000" fo:font-size="14pt" style:font-size-asian="14pt"/>
    </style:style>
    <style:style style:name="T9" style:family="text">
      <style:text-properties fo:color="#ff0000" style:font-name="Wingdings" fo:font-size="14pt" style:font-name-asian="Wingdings2" style:font-size-asian="14pt" style:font-name-complex="Wingdings2"/>
    </style:style>
    <style:style style:name="T10" style:family="text">
      <style:text-properties fo:color="#ff0000" style:font-name="Times New Roman" fo:font-size="12pt" style:text-underline-style="solid" style:text-underline-width="auto" style:text-underline-color="font-color" fo:font-weight="bold" style:font-name-asian="Times New Roman1" style:font-size-asian="12pt" style:language-asian="es" style:country-asian="ES" style:font-weight-asian="bold" style:font-name-complex="Times New Roman1" style:font-size-complex="12pt"/>
    </style:style>
    <style:style style:name="T11" style:family="text">
      <style:text-properties fo:color="#ff0000" style:font-name="Times New Roman" fo:font-size="12pt" fo:font-weight="bold" style:font-name-asian="Times New Roman1" style:font-size-asian="12pt" style:language-asian="es" style:country-asian="ES" style:font-weight-asian="bold" style:font-name-complex="Times New Roman1" style:font-size-complex="12pt"/>
    </style:style>
    <style:style style:name="T12" style:family="text">
      <style:text-properties style:font-name="Times New Roman" fo:font-size="12pt" style:text-underline-style="solid" style:text-underline-width="auto" style:text-underline-color="font-color" style:font-name-asian="Times New Roman1" style:font-size-asian="12pt" style:language-asian="es" style:country-asian="ES" style:font-name-complex="Times New Roman1" style:font-size-complex="12pt"/>
    </style:style>
    <style:style style:name="T13" style:family="text"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T14" style:family="text">
      <style:text-properties style:font-name="Times New Roman" fo:font-size="12pt" fo:font-style="italic" style:font-name-asian="Times New Roman1" style:font-size-asian="12pt" style:language-asian="es" style:country-asian="ES" style:font-style-asian="italic" style:font-name-complex="Times New Roman1" style:font-size-complex="12pt"/>
    </style:style>
    <style:style style:name="T15" style:family="text">
      <style:text-properties officeooo:rsid="000aba02"/>
    </style:style>
    <style:style style:name="T16" style:family="text">
      <style:text-properties officeooo:rsid="000b85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 text:c="13"/><text:span text:style-name="T4">DESCRIPCION DEL EQUIPO Y PROYECTO DEFINITIVO</text:span></text:h>
      <text:h text:style-name="Heading_20_1" text:outline-level="1">Equipo: NOMBRE DEL EQUIPO <text:s text:c="2"/>(definitivo)</text:h>
      <text:list xml:id="list3681978132" text:style-name="WWNum12">
        <text:list-item>
          <text:p text:style-name="P27">La Compañia <text:s text:c="3"/></text:p>
        </text:list-item>
      </text:list>
      <text:h text:style-name="Heading_20_1" text:outline-level="1">Miembros: (definitivo)</text:h>
      <text:p text:style-name="List_20_Paragraph">Youssef El Faqir El Rhazoui</text:p>
      <text:p text:style-name="List_20_Paragraph">Daniel Alfaro Miranda</text:p>
      <text:p text:style-name="List_20_Paragraph">….</text:p>
      <text:h text:style-name="Heading_20_1" text:outline-level="1">Problema elegido: <text:s/>(definitivo)</text:h>
      <text:p text:style-name="P1"/>
      <text:p text:style-name="Standard_20__28_user_29_"><text:span text:style-name="T1">Nombre del problema: </text:span><text:span text:style-name="T3">Gestión y administración de producciones de cine o teatro</text:span></text:p>
      <text:p text:style-name="Standard_20__28_user_29_"/>
      <text:p text:style-name="Standard_20__28_user_29_"><text:span text:style-name="T1">Descripción Breve (10 líneas): </text:span><text:span text:style-name="T3">Buscamos elaborar un producto software con el que poder gestionar y administrar diferentes aspectos que involucran una producción de cine o teatro, como puede ser la organización del personal, actores involucrados, el catering que pueda haber, equipo de maquillaje, vestimenta disponible, carteles o trailers de las producciones o lugares de rodaje</text:span></text:p>
      <text:p text:style-name="P2"/>
      <text:p text:style-name="Standard_20__28_user_29_"><text:span text:style-name="T1">Quien es tu cliente (a quien se lo vendes): </text:span><text:span text:style-name="T2">Buscamos vendérselo a productoras de cine o teatro.</text:span></text:p>
      <text:p text:style-name="Standard_20__28_user_29_"/>
      <text:p text:style-name="Standard_20__28_user_29_"><text:span text:style-name="T1">Qué fuentes sobre el dominio del problema has consultado o tienes planeado consultar? </text:span><text:span text:style-name="T5">Dado que tenemos subsistemas muy diversos tenemos pensado buscar productos concretos para basar nuestro conocimiento (e.g. basarnos en un producto que ya gestione caterings para dicho subsistema</text:span><text:span text:style-name="T6">).</text:span></text:p>
      <text:p text:style-name="Standard_20__28_user_29_"/>
      <text:p text:style-name="Standard_20__28_user_29_"><text:soft-page-break/><text:span text:style-name="T1">Otros Proyectos existentes parecidos</text:span><text:span text:style-name="T7">: </text:span><text:span text:style-name="T5">En base a la búsqueda de proyectos por subsistema</text:span><text:bookmark text:name="_GoBack"/><text:span text:style-name="T5"> algunos ejemplos son: MiceCathering, encargados en la reserva de lugares y organización del cathering de eventos, o Espectalium agencia de contratación de artistas y famosos para eventos y acciones de marketing.</text:span></text:p>
      <text:p text:style-name="P2"/>
      <text:p text:style-name="Standard_20__28_user_29_"><text:span text:style-name="T1">Actores Principales: <text:s/>Tipos de usuarios</text:span></text:p>
      <text:p text:style-name="P10">Productores, actores, publicistas, <text:span text:style-name="T15">managers.</text:span></text:p>
      <text:p text:style-name="Standard_20__28_user_29_"><text:span text:style-name="T1">Actores Secundarios (externos al Proyecto): </text:span></text:p>
      <text:p text:style-name="P11">Acceso a las bases de datos de por ejemplo, web de actores, lugares de rodaje, wikipedia para la información de las obras, <text:span text:style-name="T16">una base de datos para bandas sonoras, o conexiones a servicios como Uber para el transporte.</text:span></text:p>
      <text:p text:style-name="Standard_20__28_user_29_"><text:span text:style-name="T1">Glosario de tu Proyecto: Definiciones, acrónimos y abreviaturas</text:span></text:p>
      <text:p text:style-name="Standard_20__28_user_29_"><text:s text:c="3"/>- Poner definiciones de los elementos que no es claro su significado</text:p>
      <text:p text:style-name="P1"/>
      <text:p text:style-name="P1"/>
      <text:p text:style-name="Standard_20__28_user_29_"><text:span text:style-name="T1">Funciones <text:s/>Principales de Cada Subsistema y Alumno </text:span><text:span text:style-name="T8">(</text:span><text:span text:style-name="T9"></text:span><text:span text:style-name="T8"> Borrador)</text:span></text:p>
      <text:p text:style-name="P13"><text:s text:c="17"/>CRUD: Crear (dar de alta), Lectura (Listar) , Actualizar, Borrar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4">Nombre Alumno Responsable +</text:p>
            <text:p text:style-name="P4">Nombre susbsistema</text:p>
          </table:table-cell>
          <table:table-cell table:style-name="Tabla1.A1" office:value-type="string">
            <text:p text:style-name="P4">Actores</text:p>
          </table:table-cell>
          <table:table-cell table:style-name="Tabla1.A1" office:value-type="string">
            <text:p text:style-name="P4">(IN) Datos Entrada</text:p>
            <text:p text:style-name="P4"/>
            <text:p text:style-name="P4"/>
            <text:p text:style-name="P4">(OUT) Datos Salida</text:p>
            <text:p text:style-name="P4">(resultados)</text:p>
          </table:table-cell>
          <table:table-cell table:style-name="Tabla1.A1" office:value-type="string">
            <text:p text:style-name="P15">Descripción breve de:</text:p>
            <text:p text:style-name="P15">- qué se hace con los datos de entrada</text:p>
            <text:p text:style-name="P15">- para llegar a los datos de salida : (ver instrucciones)</text:p>
          </table:table-cell>
        </table:table-row>
        <table:table-row table:style-name="Tabla1.2"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3"/>
            <text:p text:style-name="P3"><text:s/>UsuarioX</text:p>
            <text:p text:style-name="P3"/>
            <text:p text:style-name="P3">AlmacenBD</text:p>
          </table:table-cell>
          <table:table-cell table:style-name="Tabla1.A1" office:value-type="string">
            <text:p text:style-name="P3">IN: Fichero <text:s/></text:p>
            <text:p text:style-name="P3"><text:s text:c="3"/>Bicicletas</text:p>
            <text:p text:style-name="P3">OUT: Listas según <text:s text:c="2"/></text:p>
            <text:p text:style-name="P3"><text:s text:c="2"/>restricciones</text:p>
          </table:table-cell>
          <table:table-cell table:style-name="Tabla1.A1" office:value-type="string">
            <text:p text:style-name="P3">Hay varios tipos de informes:</text:p>
            <text:list xml:id="list4213828686" text:style-name="WWNum13">
              <text:list-item>
                <text:p text:style-name="P28">Lista completa de bicicletas</text:p>
              </text:list-item>
            </text:list>
            <text:p text:style-name="P6">Lista de bicicletas alquiladas: solo las marcadas</text:p>
            <text:p text:style-name="P6">Como alquiladas</text:p>
            <text:p text:style-name="P6">Lista de bicicletas deficitarias: aquellas cuya suma de alquileres es menor que 1000 euros</text:p>
          </table:table-cell>
        </table:table-row>
        <text:soft-page-break/>
        <table:table-row table:style-name="Tabla1.3">
          <table:table-cell table:style-name="Tabla1.A1" office:value-type="string">
            <text:p text:style-name="P3">Youssef El Faqir El Rhazoui</text:p>
            <text:p text:style-name="P3"/>
            <text:p text:style-name="P5">Gestión de actores y películas en las que están participando</text:p>
          </table:table-cell>
          <table:table-cell table:style-name="Tabla1.A1" office:value-type="string">
            <text:p text:style-name="P3"/>
            <text:p text:style-name="P3">Productores, Directores,</text:p>
            <text:p text:style-name="P3">Managers</text:p>
            <text:p text:style-name="P3"/>
            <text:p text:style-name="P3">AlmacenBD de actores y películas en curso</text:p>
          </table:table-cell>
          <table:table-cell table:style-name="Tabla1.A1" office:value-type="string">
            <text:p text:style-name="P3">IN: Fichero de actores o películas/obras de teatro</text:p>
            <text:p text:style-name="P3"/>
            <text:p text:style-name="P3">OUT: Lista de actores que participan en la obra, o lista de obras en las que trabaja el actor</text:p>
          </table:table-cell>
          <table:table-cell table:style-name="Tabla1.A1" office:value-type="string">
            <text:p text:style-name="P3">De actores → obras:</text:p>
            <text:list xml:id="list2042031416" text:style-name="WWNum14">
              <text:list-item>
                <text:p text:style-name="P17">Se recibe la lista de actores</text:p>
              </text:list-item>
              <text:list-item>
                <text:p text:style-name="P17">Se busca en el almacenBD la lista de obras (en curso) en las que participa cada actor.</text:p>
              </text:list-item>
              <text:list-item>
                <text:p text:style-name="P17">Se muestra de cada actor las obras en las que participa actualmente.</text:p>
              </text:list-item>
            </text:list>
            <text:p text:style-name="P3"/>
            <text:p text:style-name="P3">De obras → actores:</text:p>
            <text:list xml:id="list1584617534" text:style-name="WWNum15">
              <text:list-item>
                <text:p text:style-name="P18">Se recibe la lista de obras</text:p>
              </text:list-item>
              <text:list-item>
                <text:p text:style-name="P18">Se busca en el almacenBD la lista de actores que trabajan o trabajaron en esa obra.</text:p>
              </text:list-item>
              <text:list-item>
                <text:p text:style-name="P18">Se muestra por cada obra los actores participantes</text:p>
              </text:list-item>
            </text:list>
            <text:p text:style-name="P3"/>
          </table:table-cell>
        </table:table-row>
        <table:table-row table:style-name="Tabla1.4">
          <table:table-cell table:style-name="Tabla1.A1" office:value-type="string">
            <text:p text:style-name="P3">Daniel Alfaro</text:p>
            <text:p text:style-name="P3">Miranda</text:p>
            <text:p text:style-name="P3"/>
            <text:p text:style-name="P5">Gestión de lugares de rodaje y actuación</text:p>
            <text:p text:style-name="P5"/>
          </table:table-cell>
          <table:table-cell table:style-name="Tabla1.A1" office:value-type="string">
            <text:p text:style-name="P3"/>
            <text:p text:style-name="P3">Equipos de producción cinematográfica y organización teatral</text:p>
            <text:p text:style-name="P3"/>
            <text:p text:style-name="P3">Servicios públicos para la reserva y adecuación del lugar</text:p>
            <text:p text:style-name="P3"/>
            <text:p text:style-name="P3">AlmacenBD para las reservas en curso</text:p>
            <text:p text:style-name="P3"/>
          </table:table-cell>
          <table:table-cell table:style-name="Tabla1.A1" office:value-type="string">
            <text:p text:style-name="P3">IN: Solicitudes de reserva</text:p>
            <text:p text:style-name="P3"/>
            <text:p text:style-name="P3">OUT: Permisos de rodaje y actuación o sugerencias de lugares alternativos</text:p>
          </table:table-cell>
          <table:table-cell table:style-name="Tabla1.A1" office:value-type="string">
            <text:p text:style-name="P3">Solicitudes:</text:p>
            <text:list xml:id="list2218610890" text:style-name="WWNum20">
              <text:list-item>
                <text:p text:style-name="P19">Una vez recibida se buscan coincidencias de reserva en la BD para la fecha escogida.</text:p>
              </text:list-item>
              <text:list-item>
                <text:p text:style-name="P19">Si esta disponible se notifica al cliente y se piden los permisos apropiados a la administración encargada de la gestión del lugar.</text:p>
              </text:list-item>
              <text:list-item>
                <text:p text:style-name="P19">Se devuelve un justificante de reserva al cliente y se almacena la reserva en la BD o, si fue denegado, se buscan y ofertan posibles alternativas similares.</text:p>
              </text:list-item>
            </text:list>
          </table:table-cell>
        </table:table-row>
        <table:table-row table:style-name="Tabla1.5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 table:style-name="Tabla1.6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 table:style-name="Tabla1.7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 table:style-name="Tabla1.8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 table:style-name="Tabla1.9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 table:style-name="Tabla1.10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 table:style-name="Tabla1.11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 table:style-name="Tabla1.12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 table:style-name="Tabla1.13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 table:style-name="Tabla1.14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 table:style-name="Tabla1.15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 table:style-name="Tabla1.16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 table:style-name="Tabla1.17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 table:style-name="Tabla1.18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 table:style-name="Tabla1.19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 table:style-name="Tabla1.20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ext:soft-page-break/>
        <table:table-row table:style-name="Tabla1.21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 table:style-name="Tabla1.22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 table:style-name="Tabla1.23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 table:style-name="Tabla1.24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</table:table>
      <text:p text:style-name="Standard_20__28_user_29_">(VER INSTRUCCIONES EN PAG. SIGUIENTE)</text:p>
      <text:p text:style-name="P2">======================== INSTRUCCIONES =========================</text:p>
      <text:p text:style-name="P7"><text:span text:style-name="T12">Problema elegido</text:span><text:span text:style-name="T13">: Nombre del problema, el del proyecto</text:span></text:p>
      <text:p text:style-name="P7"><text:span text:style-name="T13">(</text:span><text:span text:style-name="T10">esto un Borrador inicial: Todo, excepto el Tema y los Miembros se puede modificar más adelante</text:span><text:span text:style-name="T13">)</text:span></text:p>
      <text:list xml:id="list2985413212" text:style-name="WWNum16">
        <text:list-item>
          <text:p text:style-name="P21">Descripción</text:p>
        </text:list-item>
      </text:list>
      <text:p text:style-name="P20">Diez líneas resumen del própósito del proyecto.</text:p>
      <text:p text:style-name="P20">Quien es tu cliente (a quien se lo vendes): Para orientar todas las decisiones a las características del cliente.</text:p>
      <text:p text:style-name="P20">Qué fuentes sobre el dominio del problema has consultado o piensas consultar?</text:p>
      <text:p text:style-name="P3"><text:span text:style-name="T13">Lista de fuentes para documentarte (escribir las Referencias </text:span><text:span text:style-name="T14">concretas</text:span><text:span text:style-name="T13">): persona experta, libros, web, otras aplicaciones del tema, etc.</text:span></text:p>
      <text:p text:style-name="P20">Otros Proyectos existentes parecidos:</text:p>
      <text:p text:style-name="P20">Qué ventajas, en qué va a mejorar esos proyectos:</text:p>
      <text:p text:style-name="P20">qué es mejor en tu proyecto?</text:p>
      <text:p text:style-name="P20">Actores (importante desde el principio)</text:p>
      <text:p text:style-name="P3"><text:span text:style-name="T14">Tipos</text:span><text:span text:style-name="T13"> de usuarios dentro de la aplicación (aunque, en nuestro caso los use una sola persona).</text:span></text:p>
      <text:p text:style-name="P20">Externos: BD, WEB, Móvil, etc.</text:p>
      <text:p text:style-name="P24">Escribe el nombre y dos líneas para decir en qué funciones participa cada uno. (importante desde el principio)</text:p>
      <text:p text:style-name="P25">– Funciones Principales de tu dominio (o problema)</text:p>
      <text:list xml:id="list1375628375" text:style-name="WWNum17">
        <text:list-item>
          <text:p text:style-name="P26"><text:span text:style-name="T11">NO incluyas estas funciones</text:span><text:span text:style-name="T13">: Login, gestión de usuarios, interfaz gráfica GUI, accesos a BD.</text:span></text:p>
        </text:list-item>
      </text:list>
      <text:p text:style-name="P25">– Escribe para las funciones de cada subsistema:</text:p>
      <text:list xml:id="list1486155378" text:style-name="WWNum18">
        <text:list-item>
          <text:p text:style-name="P22">El Alumno responsable de la función</text:p>
        </text:list-item>
      </text:list>
      <text:p text:style-name="P20">el nombre de la Función</text:p>
      <text:p text:style-name="P20">Los actores implicados</text:p>
      <text:p text:style-name="P20">y dos líneas para decir qué realiza:</text:p>
      <text:p text:style-name="P20">Datos de entrada</text:p>
      <text:p text:style-name="P20">Resultados obtenido</text:p>
      <text:p text:style-name="P24">Proceso: Qué hace tu función para obtener los Resultados desde los datos de entrada.</text:p>
      <text:p text:style-name="P25">INFORMACION: Un Subsistema Inicial es</text:p>
      <text:list xml:id="list1373016248" text:style-name="WWNum19">
        <text:list-item>
          <text:p text:style-name="P23">Conjunto de funciones con sentido propio sobre el tema escogido.</text:p>
        </text:list-item>
      </text:list>
      <text:p text:style-name="P24">Cada alumno se responsabiliza de un subsiste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" svg:font-family="F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Arial1" style:font-family-complex="Arial" style:font-family-generic-complex="system" style:font-pitch-complex="variable"/>
    </style:style>
    <style:style style:name="Heading_20_1" style:display-name="Heading 1" style:family="paragraph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asian="F" style:font-family-generic-asian="system" style:font-pitch-asian="variable" style:font-size-asian="14pt" style:font-weight-asian="bold" style:font-size-complex="14pt" style:font-weight-complex="bold"/>
    </style:style>
    <style:style style:name="Standard_20__28_user_29_" style:display-name="Standard (user)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Header" style:family="paragraph" style:parent-style-name="Standard_20__28_user_29_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_20__28_user_29_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_20__28_user_29_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name-asian="Segoe UI1" style:font-family-asian="'Segoe UI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asian="F" style:font-family-generic-asian="system" style:font-pitch-asian="variable" style:font-size-asian="14pt" style:font-weight-asian="bold" style:font-name-complex="F" style:font-family-complex="F" style:font-family-generic-complex="system" style:font-pitch-complex="variable" style:font-size-complex="14pt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name-asian="Segoe UI1" style:font-family-asian="'Segoe UI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style:font-name-asian="Calibri1" style:font-family-asian="Calibri" style:font-family-generic-asian="system" style:font-pitch-asian="variable" style:font-name-complex="F" style:font-family-complex="F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asian="Calibri1" style:font-family-asian="Calibri" style:font-family-generic-asian="system" style:font-pitch-asian="variable" style:font-name-complex="F" style:font-family-complex="F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ListLabel_20_55" style:display-name="ListLabel 55" style:family="text">
      <style:text-properties style:font-name-asian="Calibri1" style:font-family-asian="Calibri" style:font-family-generic-asian="system" style:font-pitch-asian="variable" style:font-name-complex="F" style:font-family-complex="F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fo:font-size="12pt" style:font-size-asian="12pt"/>
    </style:style>
    <style:style style:name="ListLabel_20_63" style:display-name="ListLabel 63" style:family="text">
      <style:text-properties fo:font-size="12pt" style:font-size-asian="12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2pt" style:font-size-asian="12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2pt" style:font-size-asian="12pt"/>
    </style:style>
    <style:style style:name="ListLabel_20_81" style:display-name="ListLabel 81" style:family="text">
      <style:text-properties fo:font-size="12pt" style:font-size-asian="12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2pt" style:font-size-asian="12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6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65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1"/>
      </text:list-level-style-bullet>
      <text:list-level-style-bullet text:level="5" text:style-name="ListLabel_20_66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1"/>
      </text:list-level-style-bullet>
      <text:list-level-style-bullet text:level="6" text:style-name="ListLabel_20_6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68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1"/>
      </text:list-level-style-bullet>
      <text:list-level-style-bullet text:level="8" text:style-name="ListLabel_20_69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1"/>
      </text:list-level-style-bullet>
      <text:list-level-style-bullet text:level="9" text:style-name="ListLabel_20_70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7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7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74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1"/>
      </text:list-level-style-bullet>
      <text:list-level-style-bullet text:level="5" text:style-name="ListLabel_20_75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1"/>
      </text:list-level-style-bullet>
      <text:list-level-style-bullet text:level="6" text:style-name="ListLabel_20_7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77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1"/>
      </text:list-level-style-bullet>
      <text:list-level-style-bullet text:level="8" text:style-name="ListLabel_20_78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1"/>
      </text:list-level-style-bullet>
      <text:list-level-style-bullet text:level="9" text:style-name="ListLabel_20_7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8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8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8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1"/>
      </text:list-level-style-bullet>
      <text:list-level-style-bullet text:level="5" text:style-name="ListLabel_20_84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1"/>
      </text:list-level-style-bullet>
      <text:list-level-style-bullet text:level="6" text:style-name="ListLabel_20_8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8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1"/>
      </text:list-level-style-bullet>
      <text:list-level-style-bullet text:level="8" text:style-name="ListLabel_20_87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1"/>
      </text:list-level-style-bullet>
      <text:list-level-style-bullet text:level="9" text:style-name="ListLabel_20_8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8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9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92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1"/>
      </text:list-level-style-bullet>
      <text:list-level-style-bullet text:level="5" text:style-name="ListLabel_20_9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1"/>
      </text:list-level-style-bullet>
      <text:list-level-style-bullet text:level="6" text:style-name="ListLabel_20_9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95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1"/>
      </text:list-level-style-bullet>
      <text:list-level-style-bullet text:level="8" text:style-name="ListLabel_20_96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1"/>
      </text:list-level-style-bullet>
      <text:list-level-style-bullet text:level="9" text:style-name="ListLabel_20_9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4pt" fo:font-weight="bold" style:font-size-asian="14pt" style:font-weight-asian="bold"/>
    </style:style>
    <style:page-layout style:name="Mpm1">
      <style:page-layout-properties fo:page-width="21.001cm" fo:page-height="29.7cm" style:num-format="1" style:print-orientation="portrait" fo:margin-top="1.249cm" fo:margin-bottom="2.499cm" fo:margin-left="2.251cm" fo:margin-right="2.498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Asignatura de Ingeniería del Software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Local</meta:initial-creator>
    <meta:editing-cycles>10</meta:editing-cycles>
    <meta:print-date>2017-10-03T16:05:00</meta:print-date>
    <meta:creation-date>2018-09-26T20:00:00</meta:creation-date>
    <dc:date>2018-09-27T13:40:26.667000000</dc:date>
    <meta:editing-duration>PT10M9S</meta:editing-duration>
    <meta:generator>LibreOffice/6.0.4.2$Windows_X86_64 LibreOffice_project/9b0d9b32d5dcda91d2f1a96dc04c645c450872bf</meta:generator>
    <meta:document-statistic meta:table-count="1" meta:image-count="0" meta:object-count="0" meta:page-count="4" meta:paragraph-count="98" meta:word-count="864" meta:character-count="5510" meta:non-whitespace-character-count="4704"/>
    <meta:user-defined meta:name="AppVersion">16.0000</meta:user-defined>
    <meta:user-defined meta:name="Company">UCM - Fd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